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FieldTest_unwrapped_4.test_jsonFie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JSONFieldTest_unwrapped_4.test_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SONFieldTest_unwrapped_4.test_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